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SRendererMaker.getConfigurator( FOUserAgent userAg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SRendererMaker.makeRenderer( FOUserAgent userAg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SRendererMaker.needsOutpu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SRendererMaker.getSupportedMime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